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dd4" officeooo:paragraph-rsid="00137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Git 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22:28:49.958893403</meta:creation-date>
    <dc:date>2024-05-20T22:29:45.944735375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